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212cm" fo:margin-bottom="0cm" style:contextual-spacing="false" fo:line-height="100%"/>
    </style:style>
    <style:style style:name="P2" style:family="paragraph" style:parent-style-name="Standard">
      <style:paragraph-properties fo:margin-top="0.212cm" fo:margin-bottom="0cm" style:contextual-spacing="false" fo:line-height="100%"/>
      <style:text-properties fo:color="#8496b0" loext:opacity="100%" fo:font-size="10pt" fo:font-style="italic" style:font-size-asian="10pt" style:font-style-asian="italic" style:font-size-complex="10pt"/>
    </style:style>
    <style:style style:name="P3" style:family="paragraph" style:parent-style-name="Standard">
      <style:paragraph-properties fo:margin-top="0.212cm" fo:margin-bottom="0.282cm" style:contextual-spacing="false" fo:line-height="100%"/>
      <style:text-properties fo:color="#5a5a5a" loext:opacity="100%" fo:font-size="14pt" style:font-size-asian="14pt" style:font-size-complex="14pt"/>
    </style:style>
    <style:style style:name="P4" style:family="paragraph" style:parent-style-name="Standard">
      <style:paragraph-properties fo:margin-left="0cm" fo:margin-right="0cm" fo:margin-top="0.212cm" fo:margin-bottom="0cm" style:contextual-spacing="false" fo:line-height="100%"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1.27cm" fo:margin-right="0cm" fo:margin-top="0.212cm" fo:margin-bottom="0cm" style:contextual-spacing="false" fo:line-height="100%" fo:text-indent="0cm" style:auto-text-indent="false"/>
    </style:style>
    <style:style style:name="P7" style:family="paragraph" style:parent-style-name="Standard">
      <style:paragraph-properties fo:margin-left="1.27cm" fo:margin-right="0cm" fo:text-indent="0cm" style:auto-text-indent="false"/>
    </style:style>
    <style:style style:name="P8" style:family="paragraph" style:parent-style-name="Heading_20_4">
      <style:paragraph-properties fo:margin-top="0.423cm" fo:margin-bottom="0.071cm" style:contextual-spacing="false" fo:line-height="100%" fo:keep-together="auto" fo:keep-with-next="auto"/>
      <style:text-properties fo:color="#000000" loext:opacity="100%" fo:font-size="11pt" fo:font-weight="bold" style:font-size-asian="11pt" style:font-weight-asian="bold" style:font-size-complex="11pt"/>
    </style:style>
    <style:style style:name="P9" style:family="paragraph" style:parent-style-name="Heading_20_3">
      <style:paragraph-properties fo:margin-top="0.494cm" fo:margin-bottom="0.141cm" style:contextual-spacing="false" fo:line-height="100%" fo:keep-together="auto" fo:keep-with-next="auto"/>
      <style:text-properties fo:color="#000000" loext:opacity="100%" fo:font-size="13pt" fo:font-weight="bold" style:font-size-asian="13pt" style:font-weight-asian="bold" style:font-size-complex="13pt"/>
    </style:style>
    <style:style style:name="P10" style:family="paragraph" style:parent-style-name="Heading_20_2">
      <style:paragraph-properties fo:margin-top="0.635cm" fo:margin-bottom="0.141cm" style:contextual-spacing="false" fo:line-height="100%" fo:keep-together="auto" fo:keep-with-next="auto"/>
      <style:text-properties fo:font-size="17pt" fo:font-weight="bold" style:font-size-asian="17pt" style:font-weight-asian="bold" style:font-size-complex="17pt"/>
    </style:style>
    <style:style style:name="P11" style:family="paragraph" style:parent-style-name="Heading_20_3">
      <style:paragraph-properties fo:margin-top="0.494cm" fo:margin-bottom="0.141cm" style:contextual-spacing="false" fo:line-height="100%" fo:keep-together="auto" fo:keep-with-next="auto"/>
      <style:text-properties fo:color="#000000" loext:opacity="100%" fo:font-size="13pt" fo:font-weight="bold" style:font-size-asian="13pt" style:font-weight-asian="bold" style:font-size-complex="13pt"/>
    </style:style>
    <style:style style:name="P12" style:family="paragraph" style:parent-style-name="Heading_20_3">
      <style:paragraph-properties fo:margin-top="0.494cm" fo:margin-bottom="0.141cm" style:contextual-spacing="false" fo:line-height="100%" fo:keep-together="auto" fo:keep-with-next="auto"/>
      <style:text-properties fo:color="#000000" loext:opacity="100%" fo:font-size="13pt" style:font-size-asian="13pt" style:font-size-complex="13pt"/>
    </style:style>
    <style:style style:name="P13" style:family="paragraph" style:parent-style-name="Heading_20_3">
      <style:paragraph-properties fo:margin-top="0.494cm" fo:margin-bottom="0.141cm" style:contextual-spacing="false" fo:line-height="100%" fo:keep-together="auto" fo:keep-with-next="auto"/>
      <style:text-properties fo:color="#000000" loext:opacity="100%" fo:font-size="11pt" style:font-size-asian="11pt" style:font-size-complex="11pt"/>
    </style:style>
    <style:style style:name="P14" style:family="paragraph" style:parent-style-name="Heading_20_4">
      <style:paragraph-properties fo:margin-top="0.423cm" fo:margin-bottom="0.071cm" style:contextual-spacing="false" fo:line-height="100%" fo:keep-together="auto" fo:keep-with-next="auto"/>
      <style:text-properties fo:color="#000000" loext:opacity="100%" fo:font-size="11pt" fo:font-weight="bold" style:font-size-asian="11pt" style:font-weight-asian="bold" style:font-size-complex="11pt"/>
    </style:style>
    <style:style style:name="P15" style:family="paragraph" style:parent-style-name="Heading_20_4">
      <style:paragraph-properties fo:margin-top="0.423cm" fo:margin-bottom="0.071cm" style:contextual-spacing="false" fo:line-height="100%" fo:keep-together="auto" fo:keep-with-next="auto"/>
      <style:text-properties fo:color="#000000" loext:opacity="100%" fo:font-size="11pt" style:font-size-asian="11pt" style:font-size-complex="11pt"/>
    </style:style>
    <style:style style:name="P16" style:family="paragraph" style:parent-style-name="Heading_20_1">
      <style:paragraph-properties fo:margin-top="0.847cm" fo:margin-bottom="0.212cm" style:contextual-spacing="false" fo:line-height="100%" fo:keep-together="auto" fo:keep-with-next="auto"/>
      <style:text-properties fo:font-size="23pt" fo:font-weight="bold" style:font-size-asian="23pt" style:font-weight-asian="bold" style:font-size-complex="23pt"/>
    </style:style>
    <style:style style:name="P17" style:family="paragraph" style:parent-style-name="Heading_20_1">
      <style:paragraph-properties fo:margin-top="0.847cm" fo:margin-bottom="0.212cm" style:contextual-spacing="false" fo:line-height="100%" fo:keep-together="auto" fo:keep-with-next="auto"/>
      <style:text-properties fo:font-size="12pt" style:font-size-asian="12pt" style:font-size-complex="12pt"/>
    </style:style>
    <style:style style:name="P18" style:family="paragraph" style:parent-style-name="Standard" style:master-page-name="Standard">
      <style:paragraph-properties fo:line-height="100%" style:page-number="1"/>
      <style:text-properties style:font-name="Times New Roman" fo:font-size="22pt" style:font-name-asian="Times New Roman1" style:font-size-asian="22pt" style:font-name-complex="Times New Roman1" style:font-size-complex="22pt"/>
    </style:style>
    <style:style style:name="P19" style:family="paragraph" style:parent-style-name="Standard">
      <style:paragraph-properties fo:margin-top="0.212cm" fo:margin-bottom="0cm" style:contextual-spacing="false" fo:line-height="100%"/>
      <style:text-properties fo:color="#8496b0" loext:opacity="100%" fo:font-size="10pt" fo:font-style="italic" style:font-size-asian="10pt" style:font-style-asian="italic" style:font-size-complex="10pt"/>
    </style:style>
    <style:style style:name="P20" style:family="paragraph" style:parent-style-name="Standard">
      <style:paragraph-properties fo:margin-top="0.212cm" fo:margin-bottom="0cm" style:contextual-spacing="false" fo:line-height="100%"/>
      <style:text-properties fo:font-size="12pt" style:font-size-asian="12pt" style:font-size-complex="12pt"/>
    </style:style>
    <style:style style:name="P21" style:family="paragraph" style:parent-style-name="Standard">
      <style:paragraph-properties fo:margin-top="0.212cm" fo:margin-bottom="0cm" style:contextual-spacing="false" fo:line-height="100%"/>
    </style:style>
    <style:style style:name="P22" style:family="paragraph" style:parent-style-name="Standard">
      <style:paragraph-properties fo:margin-top="0.212cm" fo:margin-bottom="0cm" style:contextual-spacing="false" fo:line-height="100%"/>
      <style:text-properties fo:language="el" fo:country="GR" officeooo:rsid="001c9146" officeooo:paragraph-rsid="001c9146"/>
    </style:style>
    <style:style style:name="P23" style:family="paragraph" style:parent-style-name="Standard">
      <style:paragraph-properties fo:margin-top="0.212cm" fo:margin-bottom="0cm" style:contextual-spacing="false" fo:line-height="100%"/>
      <style:text-properties fo:language="el" fo:country="GR" officeooo:rsid="001ebfea" officeooo:paragraph-rsid="001ebfea"/>
    </style:style>
    <style:style style:name="P24" style:family="paragraph" style:parent-style-name="Standard">
      <style:paragraph-properties fo:margin-top="0.212cm" fo:margin-bottom="0cm" style:contextual-spacing="false" fo:line-height="100%"/>
      <style:text-properties fo:language="el" fo:country="GR" officeooo:rsid="00209a20" officeooo:paragraph-rsid="00209a20"/>
    </style:style>
    <style:style style:name="P25" style:family="paragraph" style:parent-style-name="Standard">
      <style:paragraph-properties fo:margin-top="0.212cm" fo:margin-bottom="0.282cm" style:contextual-spacing="false" fo:line-height="100%"/>
      <style:text-properties fo:color="#5a5a5a" loext:opacity="100%" fo:font-size="14pt" style:font-size-asian="14pt" style:font-size-complex="14pt"/>
    </style:style>
    <style:style style:name="P26" style:family="paragraph" style:parent-style-name="Standard">
      <style:paragraph-properties fo:margin-top="0.212cm" fo:margin-bottom="0.282cm" style:contextual-spacing="false" fo:line-height="100%"/>
      <style:text-properties fo:font-size="23pt" fo:font-weight="bold" style:font-size-asian="23pt" style:font-weight-asian="bold" style:font-size-complex="23pt"/>
    </style:style>
    <style:style style:name="P27" style:family="paragraph" style:parent-style-name="Standard" style:list-style-name="WWNum3">
      <style:paragraph-properties fo:margin-left="1.27cm" fo:margin-right="0cm" fo:margin-top="0.212cm" fo:margin-bottom="0cm" style:contextual-spacing="false" fo:line-height="100%" fo:text-indent="-0.635cm" style:auto-text-indent="false"/>
    </style:style>
    <style:style style:name="P28" style:family="paragraph" style:parent-style-name="Standard" style:list-style-name="WWNum4">
      <style:paragraph-properties fo:margin-left="1.27cm" fo:margin-right="0cm" fo:margin-top="0.212cm" fo:margin-bottom="0cm" style:contextual-spacing="false" fo:line-height="100%" fo:text-indent="-0.635cm" style:auto-text-indent="false"/>
    </style:style>
    <style:style style:name="P29" style:family="paragraph" style:parent-style-name="Standard" style:list-style-name="WWNum1">
      <style:paragraph-properties fo:margin-left="1.27cm" fo:margin-right="0cm" fo:margin-top="0.212cm" fo:margin-bottom="0cm" style:contextual-spacing="false" fo:line-height="100%" fo:text-indent="-0.635cm" style:auto-text-indent="false"/>
    </style:style>
    <style:style style:name="P30" style:family="paragraph" style:parent-style-name="Standard" style:list-style-name="WWNum5">
      <style:paragraph-properties fo:margin-left="1.27cm" fo:margin-right="0cm" fo:margin-top="0.212cm" fo:margin-bottom="0cm" style:contextual-spacing="false" fo:line-height="100%" fo:text-indent="-0.635cm" style:auto-text-indent="false"/>
    </style:style>
    <style:style style:name="P31" style:family="paragraph" style:parent-style-name="Standard" style:list-style-name="WWNum2">
      <style:paragraph-properties fo:margin-left="1.27cm" fo:margin-right="0cm" fo:margin-top="0.212cm" fo:margin-bottom="0cm" style:contextual-spacing="false" fo:line-height="100%" fo:text-indent="-0.635cm" style:auto-text-indent="false"/>
    </style:style>
    <style:style style:name="P32" style:family="paragraph" style:parent-style-name="Standard" style:list-style-name="WWNum1">
      <style:paragraph-properties fo:margin-left="1.27cm" fo:margin-right="0cm" fo:margin-top="0cm" fo:margin-bottom="0cm" style:contextual-spacing="false" fo:line-height="100%" fo:text-indent="-0.635cm" style:auto-text-indent="false"/>
    </style:style>
    <style:style style:name="P33" style:family="paragraph" style:parent-style-name="Standard" style:list-style-name="WWNum5">
      <style:paragraph-properties fo:margin-left="1.27cm" fo:margin-right="0cm" fo:margin-top="0cm" fo:margin-bottom="0cm" style:contextual-spacing="false" fo:line-height="100%" fo:text-indent="-0.635cm" style:auto-text-indent="false"/>
    </style:style>
    <style:style style:name="P34" style:family="paragraph" style:parent-style-name="Standard" style:list-style-name="WWNum2">
      <style:paragraph-properties fo:margin-left="1.27cm" fo:margin-right="0cm" fo:margin-top="0cm" fo:margin-bottom="0cm" style:contextual-spacing="false" fo:line-height="100%" fo:text-indent="-0.635cm" style:auto-text-indent="false"/>
    </style:style>
    <style:style style:name="P35" style:family="paragraph" style:parent-style-name="Standard" style:list-style-name="WWNum6">
      <style:paragraph-properties fo:margin-left="1.27cm" fo:margin-right="0cm" fo:text-indent="-0.635cm" style:auto-text-indent="false"/>
    </style:style>
    <style:style style:name="T1" style:family="text">
      <style:text-properties fo:color="#8496b0" loext:opacity="100%"/>
    </style:style>
    <style:style style:name="T2" style:family="text">
      <style:text-properties fo:color="#8496b0" loext:opacity="100%" fo:font-size="10pt" fo:font-style="italic" style:font-size-asian="10pt" style:font-style-asian="italic" style:font-size-complex="10pt"/>
    </style:style>
    <style:style style:name="T3" style:family="text">
      <style:text-properties fo:language="en" fo:country="US"/>
    </style:style>
    <style:style style:name="T4" style:family="text">
      <style:text-properties fo:language="en" fo:country="US" officeooo:rsid="001dfb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Έγγραφο απαιτήσεων λογισμικού (SRS)</text:p>
      <text:p text:style-name="P2">ΠΡΟΣΑΡΜΟΓΗ ΤΟΥ ΑΝΤΙΣΤΟΙΧΟΥ ΕΓΓΡΑΦΟΥ ΤΟΥ ΠΡΟΤΥΠΟΥ ISO/IEC/IEEE 29148:2011</text:p>
      <text:p text:style-name="P1"/>
      <text:p text:style-name="P3">[Toll Synergy]</text:p>
      <text:p text:style-name="P3"/>
      <text:p text:style-name="P26">1.Εισαγωγή</text:p>
      <text:p text:style-name="P10"><text:bookmark text:name="_symvtszdd1og"/>1.1<text:tab/>Εισαγωγή: σκοπός του λογισμικού</text:p>
      <text:p text:style-name="P2">Οριοθέτηση του σκοπού του συστήματος</text:p>
      <text:p text:style-name="P1">Σκοπός του παρόντος λογισμικού είναι η υλοποίηση εφαρμογής υποστήριξης της διαλειτουργικότητας μεταξύ των ηλεκτρονικών συστημάτων διέλευσης διοδίων. Δεδομένα διέλευσης από όλες τις εταιρείες διαχείρισης των οδικών αξόνων συγκεντρώνονται και παρέχονται στους χρήστες. Η εφαρμογή θα υποστηρίζει, εκτός από τον υπολογισμό των οφειλομένων ποσών μεταξύ των εταιρειών, και πληθώρα στατιστικών στοιχείων προς χρήση από τις εμπλεκόμενες εταιρείες αλλά και για έρευνες της τρέχουσας κυκλοφοριακής κατάστασης. <text:s/></text:p>
      <text:p text:style-name="P10"><text:bookmark text:name="_c63au7a2gl8t"/>1.2<text:tab/>Διεπαφές (interfaces)</text:p>
      <text:p text:style-name="P9"><text:bookmark text:name="_it24n1x5yvgv"/>1.2.1<text:tab/>Διεπαφές με εξωτερικά συστήματα</text:p>
      <text:p text:style-name="P2">Καταγραφή διεπαφών με εξωτερικά συστήματα και λογισμικό. Αναφορά σε πρότυπα ανταλλαγής δεδομένων και κλήσης υπηρεσιών. Ενσωμάτωση διαγραμμάτων UML component.</text:p>
      <text:p text:style-name="P2">ΝΑ ΜΗΝ ΣΥΜΠΛΗΡΩΘΕΙ ΑΝ ΔΕΝ ΑΠΑΙΤΕΙΤΑΙ</text:p>
      <text:p text:style-name="P2"/>
      <text:p text:style-name="P20">N/A</text:p>
      <text:p text:style-name="P1"/>
      <text:p text:style-name="P9"><text:bookmark text:name="_d9yj8atdxf3t"/>1.2.2<text:tab/>Διεπαφές με το χρήστη</text:p>
      <text:p text:style-name="P2">Προδιαγραφή διεπαφών με το χρήστη, εφόσον υπάρχουν. Χρήση εργαλείων τύπου wireframes ή άλλων.</text:p>
      <text:p text:style-name="P2">ΝΑ ΜΗΝ ΣΥΜΠΛΗΡΩΘΕΙ ΑΝ ΔΕΝ ΑΠΑΙΤΕΙΤΑΙ</text:p>
      <text:p text:style-name="P2"/>
      <text:p text:style-name="P20">N/A</text:p>
      <text:p text:style-name="P16"><text:bookmark text:name="_dswzl05e1ooi"/>2. Αναφορές - πηγές πληροφοριών</text:p>
      <text:p text:style-name="P2">Αναφορά σε πηγές πληροφοριών στο μέτρο της αναγκαιότητας για την κατανόηση του συστήματος</text:p>
      <text:p text:style-name="P2">ΝΑ ΜΗΝ ΣΥΜΠΛΗΡΩΘΕΙ ΑΝ ΔΕΝ ΑΠΑΙΤΕΙΤΑΙ</text:p>
      <text:p text:style-name="P1"/>
      <text:p text:style-name="P17"><text:bookmark text:name="_sg9r8xwksmxp"/><text:soft-page-break/>N/A</text:p>
      <text:p text:style-name="P16"><text:bookmark text:name="_q0fvdgdiceos"/>3. Προδιαγραφές απαιτήσεων λογισμικού</text:p>
      <text:p text:style-name="P10"><text:bookmark text:name="_md86cs3imw1p"/>3.1<text:tab/>Περιπτώσεις χρήσης</text:p>
      <text:p text:style-name="P1"><text:span text:style-name="T1"><text:s/></text:span><text:span text:style-name="T2">Λεπτομερής προδιαγραφή των λειτουργιών του λογισμικού σε επίπεδο περιπτώσεων χρήσης. Ο αριθμός των περιπτώσεων χρήσης ανάλογα με τον αριθμό των μελών της ομάδας σύμφωνα με την εκφώνηση.</text:span></text:p>
      <text:p text:style-name="P9"><text:bookmark text:name="_hq1qoa2opuge"/>3.1.1<text:tab/>ΠΕΡΙΠΤΩΣΗ ΧΡΗΣΗΣ 1: Ενημέρωση στοιχείων</text:p>
      <text:p text:style-name="P8"><text:bookmark text:name="_szxcd3igxx0r"/>3.1.1.1<text:tab/>Χρήστες (ρόλοι) που εμπλέκονται</text:p>
      <text:p text:style-name="P2">Αναφορά στους ρόλους που αφορά η περίπτωση χρήσης</text:p>
      <text:list xml:id="list3470757557" text:style-name="WWNum3">
        <text:list-item>
          <text:p text:style-name="P27">Σταθμοί διοδίων - εταιρίες διαχείρισης (operators) : Κάθε σταθμός διοδίων θα εισάγει <text:s/>ανά χρονικό διάστημα που ορίζεται από το σύστημά μας δεδομένα των διελεύσεων μέσω σύνδεσης στο dbms του συστήματος</text:p>
        </text:list-item>
      </text:list>
      <text:p text:style-name="P4"/>
      <text:p text:style-name="P8"><text:bookmark text:name="_itnbqpzb5lyv"/>3.1.1.2<text:tab/>Προϋποθέσεις εκτέλεσης</text:p>
      <text:p text:style-name="P2">Καταγραφή των συνθηκών που πρέπει να ισχύουν ώστε να μπορεί να εκτελεστεί η περίπτωση χρήσης</text:p>
      <text:list xml:id="list3959501494" text:style-name="WWNum4">
        <text:list-item>
          <text:p text:style-name="P28">Έγκυρη σύνδεση σταθμών - συστήματος για την ασφαλή μεταφορά των δεδομένων</text:p>
        </text:list-item>
      </text:list>
      <text:list xml:id="list4147560985" text:style-name="WWNum1">
        <text:list-item>
          <text:p text:style-name="P32">Το σύστημα διοδίων να “ακούει” για πιθανό νέο αίτημα από το σύστημά μας</text:p>
        </text:list-item>
      </text:list>
      <text:p text:style-name="P8"><text:bookmark text:name="_ft1hmohy2up1"/>3.1.1.3<text:tab/>Περιβάλλον εκτέλεσης</text:p>
      <text:p text:style-name="P2">Αναφορά στο περιβάλλον στο οποίο εκτελείται η περίπτωση χρήσης. Πχ "διαδικτυακή διεπαφή χρήστη", "DBMS" κλπ</text:p>
      <text:list xml:id="list165747558419531" text:continue-numbering="true" text:style-name="WWNum1">
        <text:list-item>
          <text:p text:style-name="P29">Η κλήση για την ενημέρωση για τις διελεύσεις πραγματοποιείται μέσω του cli που θα υποστηρίζει το σύστημα. Παράλληλα ενημερώνεται η βάση δεδομένων για τις καινούργιες καταγραφές διέλευσης (μπορεί να χρειαστεί κάποιο sorting)</text:p>
        </text:list-item>
      </text:list>
      <text:p text:style-name="P6"/>
      <text:p text:style-name="P8"><text:bookmark text:name="_r3i71wq2zwsg"/>3.1.1.4<text:tab/>Δεδομένα εισόδου</text:p>
      <text:p text:style-name="P2">Καταγραφή δεδομένων εισόδου και εξόδου και συνθηκών εγκυρότητας αυτών.</text:p>
      <text:p text:style-name="P1">Τα δεδομένα εισόδου είναι οι καταχωρήσεις των σταθμών για τις διελεύσεις που έγιναν το προκαθορισμένο διάστημα καταγραφής</text:p>
      <text:p text:style-name="P1"/>
      <text:p text:style-name="P1">Ο χρήστης (υπολογιστής στο σταθμό διοδίων) αρχικά εισάγει την κατάλληλη εντολή στο cli της εφαρμογής για την έναρξη της σύνδεσης και της μεταφοράς και στην συνέχεια αποστέλλει το αρχείο με τις διελεύσεις στη βάση δεδομένων</text:p>
      <text:p text:style-name="P1"/>
      <text:p text:style-name="P1"/>
      <text:p text:style-name="P8"><text:bookmark text:name="_hqvlq6kxwp44"/></text:p>
      <text:p text:style-name="P8"><text:bookmark text:name="_zdajmrbhksmv"/><text:soft-page-break/>3.1.1.5<text:tab/>Αλληλουχία ενεργειών - επιθυμητή συμπεριφορά</text:p>
      <text:p text:style-name="P2">Περιγραφή με κείμενο (Βήμα 1, Βήμα 2 κλπ) και διαγράμματα UML αλληλουχίας (Sequence) και δραστηριοτήτων (Activity). Περιλαμβάνεται η συμπεριφορά σε απρόβλεπτες καταστάσεις και σφάλματα (εναλλακτικές ροές).</text:p>
      <text:p text:style-name="P1"/>
      <text:p text:style-name="P1">Βήμα 1: Αποστέλλεται την προκαθορισμένη ώρα από τον server με τη σειρά σε κάθε σταθμό μήνυμα για την εγκαθίδρυση σύνδεσης και αποστολή των δεδομένων διέλευσης σε διάστημα από την έναρξη της προηγούμενης ημέρας μέχρι τη λήξη της (θεωρούμε ότι το αίτημα από τον server μας γίνεται κάποια στιγμή αφού ξεκινήσει η επόμενη μέρα π.χ ξεκινά στις 00:30 <text:s/>με τη σειρά για όλους τους σταθμούς)</text:p>
      <text:p text:style-name="P1"/>
      <text:p text:style-name="P22">Σημείωση: Πάνω στην αλλαγή της ημέρας ενημερώνεται η τιμή μιας σημαίας <text:span text:style-name="T3">previous_day_checked </text:span>σε <text:span text:style-name="T3">false </text:span>ώστε να αναγνωρίσει το σύστημα την έναρξη της διαδικασίας μεταφοράς<text:span text:style-name="T4">t</text:span></text:p>
      <text:p text:style-name="P1"/>
      <text:p text:style-name="P1">Βήμα 2: Εγκαθιδρύεται η σύνδεση και αποστέλλεται το αρχείο csv</text:p>
      <text:p text:style-name="P1"/>
      <text:p text:style-name="P1">Βήμα 3: Το αρχείο csv αναγνωρίζεται από το API, γίνεται parse και ξεκινάει η εγγραφή στη βάση</text:p>
      <text:p text:style-name="P1"/>
      <text:p text:style-name="P1">Βήμα 4: Γίνεται με κατάλληλο τρόπο εισαγωγή των δεδομένων στη βάση, έτσι ώστε οι καταχωρήσεις να έχουν τη μορφή: </text:p>
      <text:list xml:id="list1960400467" text:style-name="WWNum5">
        <text:list-item>
          <text:p text:style-name="P30">passID</text:p>
        </text:list-item>
        <text:list-item>
          <text:p text:style-name="P33">timestamp</text:p>
        </text:list-item>
        <text:list-item>
          <text:p text:style-name="P33">stationID</text:p>
        </text:list-item>
        <text:list-item>
          <text:p text:style-name="P33">vehicleID</text:p>
        </text:list-item>
        <text:list-item>
          <text:p text:style-name="P33">charge</text:p>
        </text:list-item>
      </text:list>
      <text:p text:style-name="P1">Μαζί με τα παραπάνω προσθέτουμε στο instance καταχώρησης τα παρακάτω:</text:p>
      <text:list xml:id="list165748342902437" text:continue-numbering="true" text:style-name="WWNum5">
        <text:list-item>
          <text:p text:style-name="P30">tagID </text:p>
        </text:list-item>
        <text:list-item>
          <text:p text:style-name="P33">tagprovider</text:p>
        </text:list-item>
      </text:list>
      <text:p text:style-name="P4">Τα δύο πεδία αυτά γίνονται με συνδυασμό των πληροφοριών της καταγραφής και μιας ξεχωριστής καταχώρησης στη βάση με κατάλογο αντιστοιχίσεων οχημάτων-χρηστών-εταιριών </text:p>
      <text:p text:style-name="P1">Τέλος οργανώνουμε τα δεδομένα με τρόπο που θα μας βοηθήσει στη συνέχεια (πιθανώς ταξινόμηση κατά timestamp)</text:p>
      <text:p text:style-name="P1"/>
      <text:p text:style-name="P1">Βήμα 5: Για το τρέχον μπλοκ καταχωρήσεων γίνεται επεξεργασία κάθε καταχώρησης, ώστε να υπολογιστούν ο οφειλέτης, ο πιστωτής και το ποσό πίστωσης. Στη συνέχεια αυτό το ποσό προστίθεται σε κατάλληλα διαμορφωμένο πίνακα δεδομένων, στον οποίο διατηρούμε τις συνολικές χρεώσεις</text:p>
      <text:p text:style-name="P1"/>
      <text:p text:style-name="P1">Βήμα 6: Γίνεται έλεγχος για την ορθή καταχώρηση των αποτελεσμάτων μέσω κάποιου counter ή σημαίας</text:p>
      <text:p text:style-name="P1"/>
      <text:p text:style-name="P1">Βήμα 7: Αφού ολοκληρωθεί η διαδικασία για τον ένα σταθμό συνεχίζει το σύστημά <text:soft-page-break/>στέλνοντας request στον επόμενο σταθμό μέχρι να ολοκληρωθεί η διαδικασία για όλους τους σταθμούς</text:p>
      <text:p text:style-name="P8"><text:bookmark text:name="_vacgosp3b1wj"/>3.1.1.7<text:tab/>Δεδομένα εξόδου</text:p>
      <text:p text:style-name="P2">Διαγράμματα UML αλληλουχίας για την παραγωγή δεδομένων εξόδου. Ως δεδομένα εξόδου νοούνται όλα τα δεδομένα του συστήματος τα οποία δημιουργούνται ή μεταβάλλονται κατά την εκτέλεση (αν υπάρχουν τέτοια)</text:p>
      <text:p text:style-name="P1">Τυπικά δεν χρειάζεται να έχουμε δεδομένα εξόδου για αυτή τη χρήση. Μπορούμε να τυπώνουμε στο cli ένα μήνυμα επιτυχούς καταχώρησης, για να ενημερώνεται και ο χρήστης του συστήματος διοδίων</text:p>
      <text:p text:style-name="P8"><text:bookmark text:name="_56dcdrnqo0ar"/>3.1.1.8<text:tab/>Παρατηρήσεις</text:p>
      <text:p text:style-name="P2">Ο,τι δεν εντάσσεται στα προηγούμενα, εφόσον υπάρχει</text:p>
      <text:p text:style-name="P12"><text:bookmark text:name="_jyg0wsvfv7dx"/>Πριν την αποστολή των δεδομένων καταχώρησης ο server μας στέλνει το χρονικό διάστημα που θέλει να "ακούσει" από τον σταθμό. Ο server θα ρυθμίσει ώστε να μην υπάρξουν επικαλύψεις-κενά κρατώντας αρχείο τελευταίας επιτυχούς πρόσβασης για κάθε σταθμό</text:p>
      <text:p text:style-name="Standard"/>
      <text:p text:style-name="Standard">Η ενημέρωση θα γίνεται στην αρχή κάθε μέρας για τα δεδομένα της προηγούμενης μέρας</text:p>
      <text:p text:style-name="P9"><text:bookmark text:name="_pwuhjsu62pzu"/>3.1.1<text:tab/>ΠΕΡΙΠΤΩΣΗ ΧΡΗΣΗΣ 2: Υπολογισμός οφειλών</text:p>
      <text:p text:style-name="P8"><text:bookmark text:name="_uh6vdw5482tv"/>3.1.2.1<text:tab/>Χρήστες (ρόλοι) που εμπλέκονται</text:p>
      <text:p text:style-name="P2">Αναφορά στους ρόλους που αφορά η περίπτωση χρήσης</text:p>
      <text:p text:style-name="P1">Οι operators για να δουν τις οφειλές τους ανά μήνα</text:p>
      <text:p text:style-name="P8"><text:bookmark text:name="_omtcm7n24oo1"/>3.1.2.2<text:tab/>Προϋποθέσεις εκτέλεσης</text:p>
      <text:p text:style-name="P2">Καταγραφή των συνθηκών που πρέπει να ισχύουν ώστε να μπορεί να εκτελεστεί η περίπτωση χρήσης</text:p>
      <text:p text:style-name="P15"><text:bookmark text:name="_os5w3gyyqw03"/>Δεν χρειάζεται κάποια εξωτερική προϋπόθεση για αυτή τη λειτουργία. Θα πρέπει οι χρήστες (operators) να εισάγουν τα κατάλληλα credentials για την είσοδό τους στο σύστημα</text:p>
      <text:p text:style-name="Standard"/>
      <text:p text:style-name="P8"><text:bookmark text:name="_esyq4nx9lxqt"/>3.1.2.3<text:tab/>Περιβάλλον εκτέλεσης</text:p>
      <text:p text:style-name="P2">Αναφορά στο περιβάλλον στο οποίο εκτελείται η περίπτωση χρήσης. Πχ "διαδικτυακή διεπαφή χρήστη", "DBMS" κλπ</text:p>
      <text:p text:style-name="P1">Οι επεξεργασίες γίνονται από το API πάνω στην βάση και τα τελικά αποτελέσματα εμφανίζονται στο Web app μετά από κατάλληλη σύνδεση έγκυρου χρήστη operator </text:p>
      <text:p text:style-name="P8"><text:bookmark text:name="_sz4ff2ywwbuh"/>3.1.2.4<text:tab/>Δεδομένα εισόδου</text:p>
      <text:p text:style-name="P2">Καταγραφή δεδομένων εισόδου και εξόδου και συνθηκών εγκυρότητας αυτών.</text:p>
      <text:p text:style-name="P1">Δεν υπάρχουν δεδομένα εισόδου, όλα βρίσκονται στη βάση. Μόνο στην περίπτωση που ο χρήστης ζητήσει έκτακτο υπολογισμό το σύστημα θα αλληλεπιδράσει αντίστοιχα</text:p>
      <text:p text:style-name="P8"><text:bookmark text:name="_248ibx4xrk9h"/>3.1.2.5<text:tab/>Αλληλουχία ενεργειών - επιθυμητή συμπεριφορά</text:p>
      <text:p text:style-name="P2">Περιγραφή με κείμενο (Βήμα 1, Βήμα 2 κλπ) και διαγράμματα UML αλληλουχίας (Sequence) και δραστηριοτήτων (Activity). Περιλαμβάνεται η συμπεριφορά σε απρόβλεπτες καταστάσεις και σφάλματα (εναλλακτικές ροές).</text:p>
      <text:p text:style-name="P1"><text:soft-page-break/></text:p>
      <text:p text:style-name="P1">Βήμα 1a: Το σύστημα εκκινεί όταν φτάσει στο προκαθορισμένο χρονικό σημείο έναρξης της διαδικασίας. Το διάστημα αυτό μπορεί να οριστεί σε ένα μήνα, χωρίς αυτό να επηρεάζει τους υπολογισμούς, εφόσον αυτοί πραγματοποιούνται άμεσα μετά την λήψη κάθε μπλοκ δεδομένων από κάθε σταθμό</text:p>
      <text:p text:style-name="P1"/>
      <text:p text:style-name="P1">Βήμα 1b1: Ο χρήστης (operator) εισάγει τα credentials του στο web app του συστήματος και αν αυτά είναι έγκυρα μπαίνει στο σύστημα παρακολούθησης (ενδεχομένως μπορεί να δει αρχείο παλαιότερων οφειλών --παρακάτω)</text:p>
      <text:p text:style-name="P1"/>
      <text:p text:style-name="P1">Βήμα 1b2: Ο χρήστης δίνει αίτημα για έκτακτο υπολογισμό(τυπικά οι υπολογισμοί έχουν ήδη γίνει, απλά εμφανίζονται) των οφειλών του εισάγοντας τον ειδικό κωδικό που έχει ανατεθεί στην εταιρεία</text:p>
      <text:p text:style-name="P1"/>
      <text:p text:style-name="P1">Βήμα 2: Γίνεται πρόσβαση μέσω του REST API στον πίνακα που συγκεντρώνονται όλες οι χρεώσεις. <text:s/></text:p>
      <text:p text:style-name="P1"/>
      <text:p text:style-name="P1">Βήμα 3: <text:s/>Για κάθε εταιρεία υπολογίζονται τα εξής:</text:p>
      <text:list xml:id="list3844385627" text:style-name="WWNum2">
        <text:list-item>
          <text:p text:style-name="P31">Αναλυτικός πίνακας του ποσού χρωστούμενων ή ωφελούμενων ανά συνεργαζόμενη εταιρία</text:p>
        </text:list-item>
        <text:list-item>
          <text:p text:style-name="P34">Συνολικό ποσό πίστωσης ή χρέωσης της εταιρείας</text:p>
        </text:list-item>
      </text:list>
      <text:p text:style-name="P1">Βήμα 4: Τα δεδομένα αυτά γίνονται ορατά στο web app (μόνο τα δεδομένα της εταιρείας που διαχειρίζεται τον λογαριασμό με τον οποίο συνδέθηκε στο σύστημα). (Προαιρετικά μπορεί να αποσταλεί και email)</text:p>
      <text:p text:style-name="P1">++ Βήμα 5: Ίσως μηδενισμός του πίνακα για την εισαγωγή νέων δεδομένων, αφού προηγηθεί αποθήκευση για άμεση χρήση των τρεχουσών τιμών χρεώσεων-ενημέρωση κάποιου άλλου πίνακα συνολικών χρεώσεων μοναδικό για κάθε εταιρεία</text:p>
      <text:p text:style-name="P8"><text:bookmark text:name="_cpxxtsr70lmm"/>3.1.2.7<text:tab/>Δεδομένα εξόδου</text:p>
      <text:p text:style-name="P2">Διαγράμματα UML αλληλουχίας για την παραγωγή δεδομένων εξόδου. Ως δεδομένα εξόδου νοούνται όλα τα δεδομένα του συστήματος τα οποία δημιουργούνται ή μεταβάλλονται κατά την εκτέλεση (αν υπάρχουν τέτοια)</text:p>
      <text:p text:style-name="P1">Τα δεδομένα εξόδου θα είναι οι πίνακες με τις χρεώσεις ή πιστώσεις ανά εταιρεία</text:p>
      <text:p text:style-name="P8"><text:bookmark text:name="_2npybttpwsdk"/>3.1.2.8<text:tab/>Παρατηρήσεις</text:p>
      <text:p text:style-name="P2">Ο,τι δεν εντάσσεται στα προηγούμενα, εφόσον υπάρχει</text:p>
      <text:p text:style-name="P13"><text:bookmark text:name="_ke96cwt55j6"/>Ο πίνακας προσωρινής αποθήκευσης χρεώσεων συμπληρώνεται μετά από κάθε μπλοκ δεδομένων που λαμβάνουμε από κάθε σταθμό συνδεδεμένο στο σύστημα. Σχηματικά νοούμε τις γραμμές ως την εταιρεία χρέωσης (η εταιρεία στην οποία ανήκει ο πομποδέκτης με τον οποίο διήλθε το όχημα από τα διόδια) και τις στήλες ως την εταιρεία πίστωσης (η εταιρεία στην οδό που επιβλέπει βρίσκονται τα διόδια όπου έγινε η διέλευση). Ο πίνακας είναι τετραγωνικός τάξης ν = αριθμός εταιρειών που υποστηρίζει το σύστημα. Η αρίθμηση κάθε εταιρείας είναι δεδομένη και αντιστοιχεί στη σειρά εισαγωγής τους στο σύστημα. Κάθε γραμμή του πίνακα (εκτός από το διαγώνιο στοιχείο) αντιστοιχεί στο σύνολο των χρεώσεων της εταιρείας που αντιστοιχεί στον αριθμό της γραμμής προς την εταιρεία που αντιστοιχεί στον αριθμό της στήλης. Προφανώς ο συμψηφισμός θα προκύψει αν αφαιρέσουμε (i,j)-(j,i) , <text:soft-page-break/>i&lt;j. Για θετικό αποτέλεσμα σημαίνει ότι η εταιρεία i χρωστάει στην j τη διαφορά, ενώ για αρνητικό αποτέλεσμα η j χρωστάει στην i την απόλυτη τιμή της διαφοράς. </text:p>
      <text:p text:style-name="Standard"/>
      <text:p text:style-name="Standard">Είναι σημαντικό μαζί με τον πίνακα να αποθηκεύονται η ελάχιστη ημερομηνία καταχώρησης και η πιο πρόσφατη. </text:p>
      <text:p text:style-name="Standard"/>
      <text:p text:style-name="P7"/>
      <text:p text:style-name="P9"><text:bookmark text:name="_fg2cxt6tr6fz"/>3.1.3 ΠΕΡΙΠΤΩΣΗ ΧΡΗΣΗΣ 3: Παροχή στατιστικών δεδομένων</text:p>
      <text:p text:style-name="P8"><text:bookmark text:name="_sj9163qiwuou"/>3.1.3.1<text:tab/>Χρήστες (ρόλοι) που εμπλέκονται</text:p>
      <text:p text:style-name="P2">Αναφορά στους ρόλους που αφορά η περίπτωση χρήσης</text:p>
      <text:p text:style-name="P1">Εμπλέκονται οι operators και το υπουργείο μεταφορών για να λάβουν τα στατιστικά που του αφορούν.</text:p>
      <text:p text:style-name="P8"><text:bookmark text:name="_vdzdgdz0tz91"/>3.1.3.2<text:tab/>Προϋποθέσεις εκτέλεσης</text:p>
      <text:p text:style-name="P2">Καταγραφή των συνθηκών που πρέπει να ισχύουν ώστε να μπορεί να εκτελεστεί η περίπτωση χρήσης</text:p>
      <text:p text:style-name="P24">Ο εκάστοτε χρήστης να εισάγει τα σωστά διαπιστευτήρια που του έχουν δοθεί για την είσοδό του στο σύστημα</text:p>
      <text:p text:style-name="P8"><text:bookmark text:name="_1a33tvtebjij"/>3.1.3.3<text:tab/>Περιβάλλον εκτέλεσης</text:p>
      <text:p text:style-name="P2">Αναφορά στο περιβάλλον στο οποίο εκτελείται η περίπτωση χρήσης. Πχ "διαδικτυακή διεπαφή χρήστη", "DBMS" κλπ</text:p>
      <text:p text:style-name="P1">Το αποτέλεσμα απεικονίζεται στην διαδικτυακή διεπαφή χρήστη όπου ο χρήστης είναι είτε το Υπουργείο Μεταφορών είτε κάποιος operator. Οι υπολογισμοί γίνονται πάνω στην βάση δεδομένων μέσω του REST API.</text:p>
      <text:p text:style-name="P8"><text:bookmark text:name="_1j3yduy1hkyo"/>3.1.3.4<text:tab/>Δεδομένα εισόδου</text:p>
      <text:p text:style-name="P2">Καταγραφή δεδομένων εισόδου και εξόδου και συνθηκών εγκυρότητας αυτών.</text:p>
      <text:p text:style-name="P1">Τα δεδομένα βρίσκονται στην βάση. Αυτό που θα δίνεται ως παράμετρος είναι το είδος του επιθυμητού στατιστικού δεδομένου (π.χ. ταξινόμηση ημερών ανάλογα με την κίνηση σε κάποιο αυτοκινητόδρομο, απεικόνιση κινήσεων σε πίνακα, πιο επικερδείς μέρες και ώρες κτλ).</text:p>
      <text:p text:style-name="P8"><text:bookmark text:name="_v5spfhuc28l0"/>3.1.3.5<text:tab/>Αλληλουχία ενεργειών - επιθυμητή συμπεριφορά</text:p>
      <text:p text:style-name="P2">Περιγραφή με κείμενο (Βήμα 1, Βήμα 2 κλπ) και διαγράμματα UML αλληλουχίας (Sequence) και δραστηριοτήτων (Activity). Περιλαμβάνεται η συμπεριφορά σε απρόβλεπτες καταστάσεις και σφάλματα (εναλλακτικές ροές).</text:p>
      <text:p text:style-name="P1">Στην αρχή θα κάνει log in ο χρήστης. Ανάλογα με το αν ο χρήστης είναι operator ή το υπουργείο θα έχει πρόσβαση σε ένα σύνολο στατιστικών δεδομένων (αν είναι απλός οδηγός θα έχει πρόσβαση μόνο στο ιστορικό κινήσεων του, το οποίο το θεωρούμε τετριμμένο και δεν το συμπεριλαμβάνουμε στα στατιστικά δεδομένα). Στη συνέχεια θα γίνεται επιλογή του επιθυμητού στατιστικού δεδομένου και ίσως κάποιων επιπλέον παραμέτρων (π.χ. χρήση δεδομένων τελευταίου μήνα/τριμήνου/εξαμήνου/χρόνου). Τέλος μέσω του REST API θα γίνονται οι κατάλληλοι υπολογισμοί από το backend πάνω στη βάση και θα επιστρέφεται το αποτέλεσμα το οποίο θα εμφανίζεται σε κατάλληλη μορφή από το front end.</text:p>
      <text:p text:style-name="P8"><text:bookmark text:name="_p27sdc3yfx0a"/>3.1.3.7<text:tab/>Δεδομένα εξόδου</text:p>
      <text:p text:style-name="P2">Διαγράμματα UML αλληλουχίας για την παραγωγή δεδομένων εξόδου. Ως δεδομένα εξόδου νοούνται <text:soft-page-break/>όλα τα δεδομένα του συστήματος τα οποία δημιουργούνται ή μεταβάλλονται κατά την εκτέλεση (αν υπάρχουν τέτοια)</text:p>
      <text:p text:style-name="P23">Τα δεδομένα εξόδου θα είναι τα διαγράμματα, πίνακες και όποια άλλα στατιστικά δεδομένα επιλεχθούν να παρουσιάζονται στο <text:span text:style-name="T3">web app.</text:span></text:p>
      <text:p text:style-name="P8"><text:bookmark text:name="_2fu9yx9dc5ts"/>3.1.3.8<text:tab/>Παρατηρήσεις</text:p>
      <text:p text:style-name="P2">Ο,τι δεν εντάσσεται στα προηγούμενα, εφόσον υπάρχει</text:p>
      <text:p text:style-name="Standard">++Θα πρέπει να εξεταστεί το διάστημα παραμονής των δεδομένων στο σύστημα. Δηλαδή:</text:p>
      <text:list xml:id="list286676940" text:style-name="WWNum6">
        <text:list-item>
          <text:p text:style-name="P35">Η βάση των καταχωρήσεων θα διατηρεί τα αναλυτικά στοιχεία των καταχωρήσεων για 24 μήνες πριν από την τρέχουσα ημερομηνία. Κάθε μήνα θα διαγράφεται ο αρχαιότερος μήνας</text:p>
        </text:list-item>
        <text:list-item>
          <text:p text:style-name="P35">Διάφορα στατιστικά στοιχεία που θα εξάγονται από τα δεδομένα θα αποθηκεύονται για τα 4 τελευταία έτη. Θα ανανεώνονται Τα πρόσφατα των δύο ετών θα ενημερώνονται δυναμικά, ενώ για τα δύο παλαιότερα έτη θα υπάρχουν ως αρχείο</text:p>
        </text:list-item>
      </text:list>
      <text:p text:style-name="P5"/>
      <text:p text:style-name="P5"/>
      <text:p text:style-name="P9"><text:bookmark text:name="_m4vxetk72owh"/></text:p>
      <text:p text:style-name="P2">. . .</text:p>
      <text:p text:style-name="P2">(η ενότητα 3.1.Χ - 3.1.Χ επαναλαμβάνεται για όλες τις περιπτώσεις χρήσης που συμπεριλαμβάνονται στο έγγραφο, όπως απαιτούνται από τις ομάδες ανάλογα με τον αριθμό των ατόμων)</text:p>
      <text:p text:style-name="P1"/>
      <text:p text:style-name="P10"><text:bookmark text:name="_ay34yliq0b5"/>3.2<text:tab/>Απαιτήσεις επιδόσεων</text:p>
      <text:p text:style-name="P2">Ποσοτική τεκμηρίωση μέτρων και κριτηρίων επιθυμητών επιδόσεων με αναφορά στα ποσοτικά χαρακτηριστικά εισόδων και φορτίου του λογισμικού.</text:p>
      <text:p text:style-name="P1">Κρίνεται απαραίτητη η εξασφάλιση της σωστής μεταφοράς των δεδομένων από τους σταθμούς. Είναι επίσης αναγκαία η διασφάλιση της σύνδεσης σταθμών-συστήματος τουλάχιστον μία φορά κάθε μέρα (έχει οριστεί συγκεκριμένη χρονική περίοδος λίγο μετά τα μεσάνυχτα για τη μεταφορά). Η ταχύτητα δεν έχει τόση μεγάλη σημασία όση η αξιοπιστία. Θα πρέπει το σύστημα να είναι σε θέση να χειριστεί μεγάλο όγκο δεδομένων στη μορφή καταχωρήσεων. Επίσης υπάρχουν απαιτήσεις ως προς την επεξεργασία στατιστικών δεδομένων. Η κύρια λειτουργία του συστήματος (υπολογισμός χρεώσεων) δεν έχει ιδιαίτερες απαιτήσεις, εφόσον γίνεται κάθε φορά που έχουμε είσοδο από σταθμό.</text:p>
      <text:p text:style-name="P10"><text:bookmark text:name="_yopfeo4grwj4"/>3.3<text:tab/>Απαιτήσεις οργάνωσης δεδομένων</text:p>
      <text:p text:style-name="Standard"/>
      <text:p text:style-name="P1">ER</text:p>
      <text:p text:style-name="P9"><text:bookmark text:name="_u02ne2l8y3w2"/>3.3.1<text:tab/>Απαιτήσεις και περιορισμοί πρόσβασης σε δεδομένα</text:p>
      <text:p text:style-name="P2">Απαιτήσεις πρόσβασης και περιορισμοί. Αναφορά στο διάγραμμα οντοτήτων-συσχετίσεων.</text:p>
      <text:p text:style-name="P1">Κάθε εταιρεία διαχείρισης θα έχει πρόσβαση στη βάση δεδομένων. Οι υπόλοιποι εμπλεκόμενοι οργανισμοί θα μπορούν να έχουν μερική πρόσβαση (κάποιες πληροφορίες θα αποκρύπτονται για λόγους προστασίας δεδομένων). Θα υπάρχουν για αρχή δύο ξεχωριστές βάσεις, μία για την καταχώρηση των διελεύσεων και μία για την αναλυτική λίστα των κατόχων πομποδέκτη και των στοιχείων τους (vehicleID, tagID, tagProvider). Η δεύτερη θα <text:soft-page-break/>δίνεται από τις εταιρείες διαχείρισης και θα είναι προσβάσιμη μόνο από το σύστημα.</text:p>
      <text:p text:style-name="P10"><text:bookmark text:name="_61xhz68rblw4"/>3.5<text:tab/>Λοιπές απαιτήσεις</text:p>
      <text:p text:style-name="P9"><text:bookmark text:name="_orpdcwtic7dp"/>3.5.1<text:tab/>Απαιτήσεις διαθεσιμότητας λογισμικού</text:p>
      <text:p text:style-name="P2">Τεκμηρίωση απαιτήσεων διαθεσιμότητας</text:p>
      <text:p text:style-name="P1">Το λογισμικό θα πρέπει να είναι πάντα διαθέσιμο. Δεν υπάρχουν ιδιαίτερες απαιτήσεις γρήγορης απόκρισης για τις συγκεκριμένες εφαρμογές. Σιγουρά δεν υπάρχουν περιθώρια σφαλμάτων πάνω στα δεδομένα.</text:p>
      <text:p text:style-name="P9"><text:bookmark text:name="_1hmwtj3dnqen"/>3.5.2<text:tab/>Απαιτήσεις ασφάλειας</text:p>
      <text:p text:style-name="P2">Τεκμηρίωση απαιτήσεων ασφαλείας</text:p>
      <text:p text:style-name="P1"/>
      <text:p text:style-name="Standard">Διασφάλιση της προστασίας προσωπικών δεδομένων (καταχωρήσεων) από εξωτερικούς χρήστες. Μονή πρόσβαση στα αναλυτικά στοιχεία θα έχουν οι εταιρείες διαχείρισης.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1-11-14T16:57:46.184000000</dc:date>
    <meta:editing-duration>PT12M42S</meta:editing-duration>
    <meta:editing-cycles>2</meta:editing-cycles>
    <meta:document-statistic meta:table-count="0" meta:image-count="0" meta:object-count="0" meta:page-count="8" meta:paragraph-count="137" meta:word-count="2189" meta:character-count="14997" meta:non-whitespace-character-count="12946"/>
  </office:meta>
</office:document-meta>
</file>